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empresa">
        <table:table-row>
          <table:table-cell office:value-type="float" office:value="1">
            <text:p>1</text:p>
          </table:table-cell>
          <table:table-cell office:value-type="string">
            <text:p>Misión</text:p>
          </table:table-cell>
          <table:table-cell office:value-type="string">
            <text:p>Nuestra misión es preparar los mejores productos en base al grano molido de café, conservando al máximo sus propiedades y sabores naturales</text:p>
          </table:table-cell>
        </table:table-row>
        <table:table-row>
          <table:table-cell office:value-type="float" office:value="2">
            <text:p>2</text:p>
          </table:table-cell>
          <table:table-cell office:value-type="string">
            <text:p>Visión</text:p>
          </table:table-cell>
          <table:table-cell office:value-type="string">
            <text:p>Nuestra visión es ser reconocidos como una cafetería de excelencia en la comunidad, conocida por nuestro atento servicio y las mejores variedades de café que se puedan encontrar.</text:p>
          </table:table-cell>
        </table:table-row>
        <table:table-row>
          <table:table-cell office:value-type="float" office:value="3">
            <text:p>3</text:p>
          </table:table-cell>
          <table:table-cell office:value-type="string">
            <text:p>Historia</text:p>
          </table:table-cell>
          <table:table-cell office:value-type="string">
            <text:p>Nuestra cafetería "CoffeeLovers" nace el mes de marzo en el año 2017. Apasionados por esta bebida tan popular, decidimos empeñarnos en elaborar las mejores preparaciones de café, contando con nuestro propio abastecimiento en un tranquilo cafetal</text:p>
          </table:table-cell>
        </table:table-row>
      </table:table>
      <table:table table:name="productos"/>
      <table:table table:name="sucursales"/>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5.2.1</meta:generator>
    <meta:initial-creator>phpMyAdmin 5.2.1</meta:initial-creator>
    <meta:creation-date>2024-10-17T00:38:01+02:00</meta:creation-date>
  </office:meta>
</office:document-meta>
</file>